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4244in" fo:break-before="auto" style:use-optimal-row-height="true"/>
    </style:style>
    <style:style style:name="ro6"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73in" svg:height="5.8988in" svg:x="5.0161in" svg:y="0.0181in" draw:caption-point-x="-0.1685in" draw:caption-point-y="-0.0142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3"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43in" svg:height="1.0252in" svg:x="0.5039in" svg:y="2.5886in" draw:caption-point-x="-0.1685in" draw:caption-point-y="-0.9965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23in" svg:height="1.0339in" svg:x="3.087in" svg:y="2.5886in" draw:caption-point-x="-0.4429in" draw:caption-point-y="-0.9965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88in" svg:height="1.0429in" svg:x="3.5803in" svg:y="2.5886in" draw:caption-point-x="-0.3661in" draw:caption-point-y="-0.9965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803in" svg:height="1.5087in" svg:x="3.8323in" svg:y="2.5886in" draw:caption-point-x="-0.2559in" draw:caption-point-y="-0.9965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098in" svg:height="1.4059in" svg:x="4.3807in" svg:y="2.348in" draw:caption-point-x="-0.3547in" draw:caption-point-y="-0.7559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46in" svg:height="1.1748in" svg:x="4.4902in" svg:y="2.5886in" draw:caption-point-x="-0.1902in" draw:caption-point-y="-0.9965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23in" svg:height="0.8677in" svg:x="4.9067in" svg:y="2.5886in" draw:caption-point-x="-0.3327in" draw:caption-point-y="-0.9965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38in" svg:height="0.9421in" svg:x="4.7972in" svg:y="2.5886in" draw:caption-point-x="0.0504in" draw:caption-point-y="-0.9965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0.496078431372549">
            <text:p>50%</text:p>
          </table:table-cell>
          <table:table-cell table:style-name="ce39" table:formula="of:=NETWORKDAYS([.D11];[.E11])" office:value-type="float" office:value="39">
            <text:p>39</text:p>
          </table:table-cell>
          <table:table-cell table:style-name="ce41" table:formula="of:=ROUNDDOWN([.G11]*[.F11];0)" office:value-type="float" office:value="26">
            <text:p>26</text:p>
          </table:table-cell>
          <table:table-cell table:style-name="ce39" table:formula="of:=[.F11]-[.I11]" office:value-type="float" office:value="27">
            <text:p>27</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0.9">
            <text:p>90%</text:p>
          </table:table-cell>
          <table:table-cell table:style-name="ce40" table:formula="of:=NETWORKDAYS([.D13];[.E13])" office:value-type="float" office:value="5">
            <text:p>5</text:p>
          </table:table-cell>
          <table:table-cell table:style-name="ce42" table:formula="of:=ROUNDDOWN([.G13]*[.F13];0)" office:value-type="float" office:value="6">
            <text:p>6</text:p>
          </table:table-cell>
          <table:table-cell table:style-name="ce40" table:formula="of:=[.F13]-[.I13]" office:value-type="float" office:value="1">
            <text:p>1</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gravity/collision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0.5">
            <text:p>50%</text:p>
          </table:table-cell>
          <table:table-cell table:style-name="ce40" table:formula="of:=NETWORKDAYS([.D14];[.E14])" office:value-type="float" office:value="22">
            <text:p>22</text:p>
          </table:table-cell>
          <table:table-cell table:style-name="ce42" table:formula="of:=ROUNDDOWN([.G14]*[.F14];0)" office:value-type="float" office:value="15">
            <text:p>15</text:p>
          </table:table-cell>
          <table:table-cell table:style-name="ce40" table:formula="of:=[.F14]-[.I14]" office:value-type="float" office:value="15">
            <text:p>1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interchangeable texture framework</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15];[.E15])" office:value-type="float" office:value="8">
            <text:p>8</text:p>
          </table:table-cell>
          <table:table-cell table:style-name="ce42" table:formula="of:=ROUNDDOWN([.G15]*[.F15];0)" office:value-type="float" office:value="0">
            <text:p>0</text:p>
          </table:table-cell>
          <table:table-cell table:style-name="ce40" table:formula="of:=[.F15]-[.I1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445283018867925">
            <text:p>45%</text:p>
          </table:table-cell>
          <table:table-cell table:style-name="ce39" table:formula="of:=NETWORKDAYS([.D16];[.E16])" office:value-type="float" office:value="39">
            <text:p>39</text:p>
          </table:table-cell>
          <table:table-cell table:style-name="ce41" table:formula="of:=ROUNDDOWN([.G16]*[.F16];0)" office:value-type="float" office:value="23">
            <text:p>23</text:p>
          </table:table-cell>
          <table:table-cell table:style-name="ce39" table:formula="of:=[.F16]-[.I16]" office:value-type="float" office:value="30">
            <text:p>3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0.75">
            <text:p>75%</text:p>
          </table:table-cell>
          <table:table-cell table:style-name="ce40" table:formula="of:=NETWORKDAYS([.D18];[.E18])" office:value-type="float" office:value="10">
            <text:p>10</text:p>
          </table:table-cell>
          <table:table-cell table:style-name="ce42" table:formula="of:=ROUNDDOWN([.G18]*[.F18];0)" office:value-type="float" office:value="11">
            <text:p>11</text:p>
          </table:table-cell>
          <table:table-cell table:style-name="ce40" table:formula="of:=[.F18]-[.I18]" office:value-type="float" office:value="4">
            <text:p>4</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0.15">
            <text:p>15%</text:p>
          </table:table-cell>
          <table:table-cell table:style-name="ce40" table:formula="of:=NETWORKDAYS([.D19];[.E19])" office:value-type="float" office:value="7">
            <text:p>7</text:p>
          </table:table-cell>
          <table:table-cell table:style-name="ce42" table:formula="of:=ROUNDDOWN([.G19]*[.F19];0)" office:value-type="float" office:value="1">
            <text:p>1</text:p>
          </table:table-cell>
          <table:table-cell table:style-name="ce40" table:formula="of:=[.F19]-[.I19]"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4</text:p>
          </table:table-cell>
          <table:table-cell table:style-name="ce14" office:value-type="string">
            <text:p>Stero sound (if time permit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
            <text:p>0%</text:p>
          </table:table-cell>
          <table:table-cell table:style-name="ce40" table:formula="of:=NETWORKDAYS([.D20];[.E20])" office:value-type="float" office:value="14">
            <text:p>14</text:p>
          </table:table-cell>
          <table:table-cell table:style-name="ce42" table:formula="of:=ROUNDDOWN([.G20]*[.F20];0)" office:value-type="float" office:value="0">
            <text:p>0</text:p>
          </table:table-cell>
          <table:table-cell table:style-name="ce40" table:formula="of:=[.F20]-[.I20]" office:value-type="float" office:value="18">
            <text:p>1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Game/AI Logic</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239285714285714">
            <text:p>24%</text:p>
          </table:table-cell>
          <table:table-cell table:style-name="ce39" table:formula="of:=NETWORKDAYS([.D21];[.E21])" office:value-type="float" office:value="39">
            <text:p>39</text:p>
          </table:table-cell>
          <table:table-cell table:style-name="ce41" table:formula="of:=ROUNDDOWN([.G21]*[.F21];0)" office:value-type="float" office:value="12">
            <text:p>12</text:p>
          </table:table-cell>
          <table:table-cell table:style-name="ce39" table:formula="of:=[.F21]-[.I21]" office:value-type="float" office:value="41">
            <text:p>41</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1</text:p>
          </table:table-cell>
          <table:table-cell table:style-name="ce14" office:value-type="string">
            <text:p>Adding basic game logic to openGL</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0.6">
            <text:p>60%</text:p>
          </table:table-cell>
          <table:table-cell table:style-name="ce40" table:formula="of:=NETWORKDAYS([.D22];[.E22])" office:value-type="float" office:value="10">
            <text:p>10</text:p>
          </table:table-cell>
          <table:table-cell table:style-name="ce42" table:formula="of:=ROUNDDOWN([.G22]*[.F22];0)" office:value-type="float" office:value="9">
            <text:p>9</text:p>
          </table:table-cell>
          <table:table-cell table:style-name="ce40" table:formula="of:=[.F22]-[.I22]" office:value-type="float" office:value="6">
            <text:p>6</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2</text:p>
          </table:table-cell>
          <table:table-cell table:style-name="ce14" office:value-type="string">
            <text:p>Simple AI (goombas)</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0.15">
            <text:p>15%</text:p>
          </table:table-cell>
          <table:table-cell table:style-name="ce40" table:formula="of:=NETWORKDAYS([.D23];[.E23])" office:value-type="float" office:value="5">
            <text:p>5</text:p>
          </table:table-cell>
          <table:table-cell table:style-name="ce42" table:formula="of:=ROUNDDOWN([.G23]*[.F23];0)" office:value-type="float" office:value="1">
            <text:p>1</text:p>
          </table:table-cell>
          <table:table-cell table:style-name="ce40" table:formula="of:=[.F23]-[.I23]" office:value-type="float" office:value="6">
            <text:p>6</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Medium AI (Turtles)</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4];[.E24])" office:value-type="float" office:value="8">
            <text:p>8</text:p>
          </table:table-cell>
          <table:table-cell table:style-name="ce42" table:formula="of:=ROUNDDOWN([.G24]*[.F24];0)" office:value-type="float" office:value="0">
            <text:p>0</text:p>
          </table:table-cell>
          <table:table-cell table:style-name="ce40" table:formula="of:=[.F24]-[.I24]"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Advanced AI (hammer bros and boss)</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5];[.E25])" office:value-type="float" office:value="8">
            <text:p>8</text:p>
          </table:table-cell>
          <table:table-cell table:style-name="ce42" table:formula="of:=ROUNDDOWN([.G25]*[.F25];0)" office:value-type="float" office:value="0">
            <text:p>0</text:p>
          </table:table-cell>
          <table:table-cell table:style-name="ce40" table:formula="of:=[.F25]-[.I2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0.273809523809524">
            <text:p>27%</text:p>
          </table:table-cell>
          <table:table-cell table:style-name="ce39" table:formula="of:=NETWORKDAYS([.D26];[.E26])" office:value-type="float" office:value="39">
            <text:p>39</text:p>
          </table:table-cell>
          <table:table-cell table:style-name="ce41" table:formula="of:=ROUNDDOWN([.G26]*[.F26];0)" office:value-type="float" office:value="14">
            <text:p>14</text:p>
          </table:table-cell>
          <table:table-cell table:style-name="ce39" table:formula="of:=[.F26]-[.I26]" office:value-type="float" office:value="39">
            <text:p>39</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0.75">
            <text:p>75%</text:p>
          </table:table-cell>
          <table:table-cell table:style-name="ce40" table:formula="of:=NETWORKDAYS([.D27];[.E27])" office:value-type="float" office:value="9">
            <text:p>9</text:p>
          </table:table-cell>
          <table:table-cell table:style-name="ce42" table:formula="of:=ROUNDDOWN([.G27]*[.F27];0)" office:value-type="float" office:value="7">
            <text:p>7</text:p>
          </table:table-cell>
          <table:table-cell table:style-name="ce40" table:formula="of:=[.F27]-[.I27]" office:value-type="float" office:value="3">
            <text:p>3</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0.35">
            <text:p>35%</text:p>
          </table:table-cell>
          <table:table-cell table:style-name="ce40" table:formula="of:=NETWORKDAYS([.D28];[.E28])" office:value-type="float" office:value="11">
            <text:p>11</text:p>
          </table:table-cell>
          <table:table-cell table:style-name="ce42" table:formula="of:=ROUNDDOWN([.G28]*[.F28];0)" office:value-type="float" office:value="5">
            <text:p>5</text:p>
          </table:table-cell>
          <table:table-cell table:style-name="ce40" table:formula="of:=[.F28]-[.I28]"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0.2">
            <text:p>20%</text:p>
          </table:table-cell>
          <table:table-cell table:style-name="ce40" table:formula="of:=NETWORKDAYS([.D29];[.E29])" office:value-type="float" office:value="26">
            <text:p>26</text:p>
          </table:table-cell>
          <table:table-cell table:style-name="ce42" table:formula="of:=ROUNDDOWN([.G29]*[.F29];0)" office:value-type="float" office:value="7">
            <text:p>7</text:p>
          </table:table-cell>
          <table:table-cell table:style-name="ce40" table:formula="of:=[.F29]-[.I29]" office:value-type="float" office:value="30">
            <text:p>3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0.2">
            <text:p>20%</text:p>
          </table:table-cell>
          <table:table-cell table:style-name="ce40" table:formula="of:=NETWORKDAYS([.D30];[.E30])" office:value-type="float" office:value="31">
            <text:p>31</text:p>
          </table:table-cell>
          <table:table-cell table:style-name="ce42" table:formula="of:=ROUNDDOWN([.G30]*[.F30];0)" office:value-type="float" office:value="8">
            <text:p>8</text:p>
          </table:table-cell>
          <table:table-cell table:style-name="ce40" table:formula="of:=[.F30]-[.I30]" office:value-type="float" office:value="35">
            <text:p>3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4">
          <table:table-cell table:number-columns-repeated="256"/>
        </table:table-row>
        <table:table-row table:style-name="ro2">
          <table:table-cell>
            <draw:custom-shape table:end-cell-address="GanttChart.FU76" table:end-x="0.0016in" table:end-y="0.1563in" draw:z-index="2" draw:style-name="gr3" draw:text-style-name="P3" svg:width="11.5929in" svg:height="5.5378in" svg:x="0.0898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2">02/12/2010</text:date>, <text:time>23:05:48</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10</meta:editing-cycles>
    <meta:editing-duration>PT00H45M54S</meta:editing-duration>
    <dc:date>2010-02-12T23:05:48.80</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